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/>
    </style:style>
    <style:style style:name="ce8" style:family="table-cell" style:parent-style-name="Default" style:data-style-name="N0">
      <style:table-cell-properties fo:border="thin solid #000000" style:vertical-align="top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7827777777778cm"/>
    </style:style>
    <style:style style:name="co2" style:family="table-column">
      <style:table-column-properties fo:break-before="auto" style:column-width="2.87513888888889cm"/>
    </style:style>
    <style:style style:name="co3" style:family="table-column">
      <style:table-column-properties fo:break-before="auto" style:column-width="2.2048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ensement_RAM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Processeur</text:p>
          </table:table-cell>
          <table:table-cell office:value-type="string" table:style-name="ce2">
            <text:p>RAM &lt; 1Gio</text:p>
          </table:table-cell>
          <table:table-cell office:value-type="string" table:style-name="ce16">
            <text:p>RAM 1- 2GiO</text:p>
          </table:table-cell>
          <table:table-cell office:value-type="string" table:style-name="ce2">
            <text:p>RAM 2 à 4Gio</text:p>
          </table:table-cell>
          <table:table-cell office:value-type="string" table:style-name="ce2">
            <text:p>RAM 4 à <text:s/>8GiO</text:p>
          </table:table-cell>
          <table:table-cell office:value-type="string" table:style-name="ce2">
            <text:p>RAM &gt; 8GiO</text:p>
          </table:table-cell>
          <table:table-cell office:value-type="string" table:style-name="ce2">
            <text:p>Total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">
            <text:p>Advanced Micro Devices AMD Athlon(tm) II X2 B22 Processor</text:p>
          </table:table-cell>
          <table:table-cell office:value-type="float" office:value="1" table:formula="of:=COUNTIFS(['file:///C:/Users/admin/OneDrive/Bureau/Cours%20BTS%20SIO/Bloc%201/s%E9ance%202/ordinateurs.ods'#Hardware.$D:.$D]; [.A2];['file:///C:/Users/admin/OneDrive/Bureau/Cours%20BTS%20SIO/Bloc%201/s%E9ance%202/ordinateurs.ods'#Hardware.$E:.$E];&quot;&lt;1024&quot;)" table:style-name="ce14">
            <text:p>1</text:p>
          </table:table-cell>
          <table:table-cell office:value-type="float" office:value="0" table:formula="of:=COUNTIFS(['file:///C:/Users/admin/OneDrive/Bureau/Cours%20BTS%20SIO/Bloc%201/s%E9ance%202/ordinateurs.ods'#Hardware.$D:.$D]; [.A2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2" table:formula="of:=COUNTIFS(['file:///C:/Users/admin/OneDrive/Bureau/Cours%20BTS%20SIO/Bloc%201/s%E9ance%202/ordinateurs.ods'#Hardware.$D:.$D]; [.A2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2</text:p>
          </table:table-cell>
          <table:table-cell office:value-type="float" office:value="0" table:formula="of:=COUNTIFS(['file:///C:/Users/admin/OneDrive/Bureau/Cours%20BTS%20SIO/Bloc%201/s%E9ance%202/ordinateurs.ods'#Hardware.$D:.$D]; [.A2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2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3" table:formula="of:=[.B2]+[.D2]+[.C2]+[.E2]+[.F2]" table:style-name="ce6">
            <text:p>3</text:p>
          </table:table-cell>
          <table:table-cell office:value-type="float" office:value="3" table:formula="of:=SUM([.B2:.F2])" table:style-name="ce3">
            <text:p>3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Advanced Micro Devices AMD Athlon(tm) II X4 635 Processor</text:p>
          </table:table-cell>
          <table:table-cell office:value-type="float" office:value="0" table:formula="of:=COUNTIFS(['file:///C:/Users/admin/OneDrive/Bureau/Cours%20BTS%20SIO/Bloc%201/s%E9ance%202/ordinateurs.ods'#Hardware.$D:.$D]; [.A3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3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1" table:formula="of:=COUNTIFS(['file:///C:/Users/admin/OneDrive/Bureau/Cours%20BTS%20SIO/Bloc%201/s%E9ance%202/ordinateurs.ods'#Hardware.$D:.$D]; [.A3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1</text:p>
          </table:table-cell>
          <table:table-cell office:value-type="float" office:value="0" table:formula="of:=COUNTIFS(['file:///C:/Users/admin/OneDrive/Bureau/Cours%20BTS%20SIO/Bloc%201/s%E9ance%202/ordinateurs.ods'#Hardware.$D:.$D]; [.A3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3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1" table:formula="of:=[.B3]+[.C3]+[.D3]+[.E3]+[.F3]" table:style-name="ce6">
            <text:p>1</text:p>
          </table:table-cell>
          <table:table-cell office:value-type="float" office:value="1" table:formula="of:=SUM([.B3:.F3])" table:style-name="ce3">
            <text:p>1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7">
            <text:p>AMD Athlon(tm) 64 X2 Dual Core Processor 3800+</text:p>
          </table:table-cell>
          <table:table-cell office:value-type="float" office:value="0" table:formula="of:=COUNTIFS(['file:///C:/Users/admin/OneDrive/Bureau/Cours%20BTS%20SIO/Bloc%201/s%E9ance%202/ordinateurs.ods'#Hardware.$D:.$D]; [.A4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1" table:formula="of:=COUNTIFS(['file:///C:/Users/admin/OneDrive/Bureau/Cours%20BTS%20SIO/Bloc%201/s%E9ance%202/ordinateurs.ods'#Hardware.$D:.$D]; [.A4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1</text:p>
          </table:table-cell>
          <table:table-cell office:value-type="float" office:value="0" table:formula="of:=COUNTIFS(['file:///C:/Users/admin/OneDrive/Bureau/Cours%20BTS%20SIO/Bloc%201/s%E9ance%202/ordinateurs.ods'#Hardware.$D:.$D]; [.A4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4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4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1" table:formula="of:=[.B4]+[.C4]+[.D4]+[.E4]+[.F4]" table:style-name="ce6">
            <text:p>1</text:p>
          </table:table-cell>
          <table:table-cell office:value-type="float" office:value="1" table:formula="of:=SUM([.B4:.F4])" table:style-name="ce3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AMD Athlon(tm) 64 X2 Dual Core Processor 4400+</text:p>
          </table:table-cell>
          <table:table-cell office:value-type="float" office:value="15" table:formula="of:=COUNTIFS(['file:///C:/Users/admin/OneDrive/Bureau/Cours%20BTS%20SIO/Bloc%201/s%E9ance%202/ordinateurs.ods'#Hardware.$D:.$D]; [.A5];['file:///C:/Users/admin/OneDrive/Bureau/Cours%20BTS%20SIO/Bloc%201/s%E9ance%202/ordinateurs.ods'#Hardware.$E:.$E];&quot;&lt;1024&quot;)" table:style-name="ce14">
            <text:p>15</text:p>
          </table:table-cell>
          <table:table-cell office:value-type="float" office:value="0" table:formula="of:=COUNTIFS(['file:///C:/Users/admin/OneDrive/Bureau/Cours%20BTS%20SIO/Bloc%201/s%E9ance%202/ordinateurs.ods'#Hardware.$D:.$D]; [.A5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5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5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5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15" table:formula="of:=[.B5]+[.C5]+[.D5]+[.E5]+[.F5]" table:style-name="ce6">
            <text:p>15</text:p>
          </table:table-cell>
          <table:table-cell office:value-type="float" office:value="15" table:formula="of:=SUM([.B5:.F5])" table:style-name="ce3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AMD Athlon(tm) Dual Core Processor 5200B</text:p>
          </table:table-cell>
          <table:table-cell office:value-type="float" office:value="55" table:formula="of:=COUNTIFS(['file:///C:/Users/admin/OneDrive/Bureau/Cours%20BTS%20SIO/Bloc%201/s%E9ance%202/ordinateurs.ods'#Hardware.$D:.$D]; [.A6];['file:///C:/Users/admin/OneDrive/Bureau/Cours%20BTS%20SIO/Bloc%201/s%E9ance%202/ordinateurs.ods'#Hardware.$E:.$E];&quot;&lt;1024&quot;)" table:style-name="ce14">
            <text:p>55</text:p>
          </table:table-cell>
          <table:table-cell office:value-type="float" office:value="0" table:formula="of:=COUNTIFS(['file:///C:/Users/admin/OneDrive/Bureau/Cours%20BTS%20SIO/Bloc%201/s%E9ance%202/ordinateurs.ods'#Hardware.$D:.$D]; [.A6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6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6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6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55" table:formula="of:=[.B6]+[.C6]+[.D6]+[.E6]+[.F6]" table:style-name="ce6">
            <text:p>55</text:p>
          </table:table-cell>
          <table:table-cell office:value-type="float" office:value="55" table:formula="of:=SUM([.B6:.F6])" table:style-name="ce3">
            <text:p>55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7">
            <text:p>AMD Athlon(tm) II X2 220 Processor</text:p>
          </table:table-cell>
          <table:table-cell office:value-type="float" office:value="0" table:formula="of:=COUNTIFS(['file:///C:/Users/admin/OneDrive/Bureau/Cours%20BTS%20SIO/Bloc%201/s%E9ance%202/ordinateurs.ods'#Hardware.$D:.$D]; [.A7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17" table:formula="of:=COUNTIFS(['file:///C:/Users/admin/OneDrive/Bureau/Cours%20BTS%20SIO/Bloc%201/s%E9ance%202/ordinateurs.ods'#Hardware.$D:.$D]; [.A7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17</text:p>
          </table:table-cell>
          <table:table-cell office:value-type="float" office:value="0" table:formula="of:=COUNTIFS(['file:///C:/Users/admin/OneDrive/Bureau/Cours%20BTS%20SIO/Bloc%201/s%E9ance%202/ordinateurs.ods'#Hardware.$D:.$D]; [.A7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7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7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17" table:formula="of:=[.B7]+[.C7]+[.D7]+[.E7]+[.F7]" table:style-name="ce6">
            <text:p>17</text:p>
          </table:table-cell>
          <table:table-cell office:value-type="float" office:value="17" table:formula="of:=SUM([.B7:.F7])" table:style-name="ce3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AMD Athlon(tm) II X2 B22 Processor</text:p>
          </table:table-cell>
          <table:table-cell office:value-type="float" office:value="36" table:formula="of:=COUNTIFS(['file:///C:/Users/admin/OneDrive/Bureau/Cours%20BTS%20SIO/Bloc%201/s%E9ance%202/ordinateurs.ods'#Hardware.$D:.$D]; [.A8];['file:///C:/Users/admin/OneDrive/Bureau/Cours%20BTS%20SIO/Bloc%201/s%E9ance%202/ordinateurs.ods'#Hardware.$E:.$E];&quot;&lt;1024&quot;)" table:style-name="ce14">
            <text:p>36</text:p>
          </table:table-cell>
          <table:table-cell office:value-type="float" office:value="0" table:formula="of:=COUNTIFS(['file:///C:/Users/admin/OneDrive/Bureau/Cours%20BTS%20SIO/Bloc%201/s%E9ance%202/ordinateurs.ods'#Hardware.$D:.$D]; [.A8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13" table:formula="of:=COUNTIFS(['file:///C:/Users/admin/OneDrive/Bureau/Cours%20BTS%20SIO/Bloc%201/s%E9ance%202/ordinateurs.ods'#Hardware.$D:.$D]; [.A8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13</text:p>
          </table:table-cell>
          <table:table-cell office:value-type="float" office:value="0" table:formula="of:=COUNTIFS(['file:///C:/Users/admin/OneDrive/Bureau/Cours%20BTS%20SIO/Bloc%201/s%E9ance%202/ordinateurs.ods'#Hardware.$D:.$D]; [.A8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8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49" table:formula="of:=[.B8]+[.C8]+[.D8]+[.E8]+[.F8]" table:style-name="ce6">
            <text:p>49</text:p>
          </table:table-cell>
          <table:table-cell office:value-type="float" office:value="49" table:formula="of:=SUM([.B8:.F8])" table:style-name="ce3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MD Athlon(tm) II X4 635 Processor</text:p>
          </table:table-cell>
          <table:table-cell office:value-type="float" office:value="0" table:formula="of:=COUNTIFS(['file:///C:/Users/admin/OneDrive/Bureau/Cours%20BTS%20SIO/Bloc%201/s%E9ance%202/ordinateurs.ods'#Hardware.$D:.$D]; [.A9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9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9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9" table:formula="of:=COUNTIFS(['file:///C:/Users/admin/OneDrive/Bureau/Cours%20BTS%20SIO/Bloc%201/s%E9ance%202/ordinateurs.ods'#Hardware.$D:.$D]; [.A9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9</text:p>
          </table:table-cell>
          <table:table-cell office:value-type="float" office:value="0" table:formula="of:=COUNTIFS(['file:///C:/Users/admin/OneDrive/Bureau/Cours%20BTS%20SIO/Bloc%201/s%E9ance%202/ordinateurs.ods'#Hardware.$D:.$D]; [.A9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9" table:formula="of:=[.B9]+[.C9]+[.D9]+[.E9]+[.F9]" table:style-name="ce6">
            <text:p>9</text:p>
          </table:table-cell>
          <table:table-cell office:value-type="float" office:value="9" table:formula="of:=SUM([.B9:.F9])" table:style-name="ce3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Dual-Core AMD Opteron(tm) Processor 2210</text:p>
          </table:table-cell>
          <table:table-cell office:value-type="float" office:value="0" table:formula="of:=COUNTIFS(['file:///C:/Users/admin/OneDrive/Bureau/Cours%20BTS%20SIO/Bloc%201/s%E9ance%202/ordinateurs.ods'#Hardware.$D:.$D]; [.A10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1" table:formula="of:=COUNTIFS(['file:///C:/Users/admin/OneDrive/Bureau/Cours%20BTS%20SIO/Bloc%201/s%E9ance%202/ordinateurs.ods'#Hardware.$D:.$D]; [.A10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1</text:p>
          </table:table-cell>
          <table:table-cell office:value-type="float" office:value="0" table:formula="of:=COUNTIFS(['file:///C:/Users/admin/OneDrive/Bureau/Cours%20BTS%20SIO/Bloc%201/s%E9ance%202/ordinateurs.ods'#Hardware.$D:.$D]; [.A10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0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0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1" table:formula="of:=[.B10]+[.C10]+[.D10]+[.E10]+[.F10]" table:style-name="ce6">
            <text:p>1</text:p>
          </table:table-cell>
          <table:table-cell office:value-type="float" office:value="1" table:formula="of:=SUM([.B10:.F10])" table:style-name="ce3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Dual-Core AMD Opteron(tm) Processor 2216</text:p>
          </table:table-cell>
          <table:table-cell office:value-type="float" office:value="4" table:formula="of:=COUNTIFS(['file:///C:/Users/admin/OneDrive/Bureau/Cours%20BTS%20SIO/Bloc%201/s%E9ance%202/ordinateurs.ods'#Hardware.$D:.$D]; [.A11];['file:///C:/Users/admin/OneDrive/Bureau/Cours%20BTS%20SIO/Bloc%201/s%E9ance%202/ordinateurs.ods'#Hardware.$E:.$E];&quot;&lt;1024&quot;)" table:style-name="ce14">
            <text:p>4</text:p>
          </table:table-cell>
          <table:table-cell office:value-type="float" office:value="0" table:formula="of:=COUNTIFS(['file:///C:/Users/admin/OneDrive/Bureau/Cours%20BTS%20SIO/Bloc%201/s%E9ance%202/ordinateurs.ods'#Hardware.$D:.$D]; [.A11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1" table:formula="of:=COUNTIFS(['file:///C:/Users/admin/OneDrive/Bureau/Cours%20BTS%20SIO/Bloc%201/s%E9ance%202/ordinateurs.ods'#Hardware.$D:.$D]; [.A11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1</text:p>
          </table:table-cell>
          <table:table-cell office:value-type="float" office:value="0" table:formula="of:=COUNTIFS(['file:///C:/Users/admin/OneDrive/Bureau/Cours%20BTS%20SIO/Bloc%201/s%E9ance%202/ordinateurs.ods'#Hardware.$D:.$D]; [.A11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1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5" table:formula="of:=[.B11]+[.C11]+[.D11]+[.E11]+[.F11]" table:style-name="ce6">
            <text:p>5</text:p>
          </table:table-cell>
          <table:table-cell office:value-type="float" office:value="5" table:formula="of:=SUM([.B11:.F11])" table:style-name="ce3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Intel Corporation Intel(R) Pentium(R) D CPU 3.00GHz</text:p>
          </table:table-cell>
          <table:table-cell office:value-type="float" office:value="2" table:formula="of:=COUNTIFS(['file:///C:/Users/admin/OneDrive/Bureau/Cours%20BTS%20SIO/Bloc%201/s%E9ance%202/ordinateurs.ods'#Hardware.$D:.$D]; [.A12];['file:///C:/Users/admin/OneDrive/Bureau/Cours%20BTS%20SIO/Bloc%201/s%E9ance%202/ordinateurs.ods'#Hardware.$E:.$E];&quot;&lt;1024&quot;)" table:style-name="ce14">
            <text:p>2</text:p>
          </table:table-cell>
          <table:table-cell office:value-type="float" office:value="0" table:formula="of:=COUNTIFS(['file:///C:/Users/admin/OneDrive/Bureau/Cours%20BTS%20SIO/Bloc%201/s%E9ance%202/ordinateurs.ods'#Hardware.$D:.$D]; [.A12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2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2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2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2" table:formula="of:=[.B12]+[.C12]+[.D12]+[.E12]+[.F12]" table:style-name="ce6">
            <text:p>2</text:p>
          </table:table-cell>
          <table:table-cell office:value-type="float" office:value="2" table:formula="of:=SUM([.B12:.F12])" table:style-name="ce3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Intel Corporation Pentium III (0.18 Âµm) With 1 Or 2 MB On-Die L2 Cache<text:s/></text:p>
          </table:table-cell>
          <table:table-cell office:value-type="float" office:value="0" table:formula="of:=COUNTIFS(['file:///C:/Users/admin/OneDrive/Bureau/Cours%20BTS%20SIO/Bloc%201/s%E9ance%202/ordinateurs.ods'#Hardware.$D:.$D]; [.A13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1" table:formula="of:=COUNTIFS(['file:///C:/Users/admin/OneDrive/Bureau/Cours%20BTS%20SIO/Bloc%201/s%E9ance%202/ordinateurs.ods'#Hardware.$D:.$D]; [.A13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1</text:p>
          </table:table-cell>
          <table:table-cell office:value-type="float" office:value="14" table:formula="of:=COUNTIFS(['file:///C:/Users/admin/OneDrive/Bureau/Cours%20BTS%20SIO/Bloc%201/s%E9ance%202/ordinateurs.ods'#Hardware.$D:.$D]; [.A13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14</text:p>
          </table:table-cell>
          <table:table-cell office:value-type="float" office:value="0" table:formula="of:=COUNTIFS(['file:///C:/Users/admin/OneDrive/Bureau/Cours%20BTS%20SIO/Bloc%201/s%E9ance%202/ordinateurs.ods'#Hardware.$D:.$D]; [.A13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3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15" table:formula="of:=[.B13]+[.C13]+[.D13]+[.E13]+[.F13]" table:style-name="ce6">
            <text:p>15</text:p>
          </table:table-cell>
          <table:table-cell office:value-type="float" office:value="15" table:formula="of:=SUM([.B13:.F13])" table:style-name="ce3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Intel(R) Celeron(R) CPU G1610 @ 2.60GHz</text:p>
          </table:table-cell>
          <table:table-cell office:value-type="float" office:value="0" table:formula="of:=COUNTIFS(['file:///C:/Users/admin/OneDrive/Bureau/Cours%20BTS%20SIO/Bloc%201/s%E9ance%202/ordinateurs.ods'#Hardware.$D:.$D]; [.A14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6" table:formula="of:=COUNTIFS(['file:///C:/Users/admin/OneDrive/Bureau/Cours%20BTS%20SIO/Bloc%201/s%E9ance%202/ordinateurs.ods'#Hardware.$D:.$D]; [.A14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6</text:p>
          </table:table-cell>
          <table:table-cell office:value-type="float" office:value="0" table:formula="of:=COUNTIFS(['file:///C:/Users/admin/OneDrive/Bureau/Cours%20BTS%20SIO/Bloc%201/s%E9ance%202/ordinateurs.ods'#Hardware.$D:.$D]; [.A14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4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4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6" table:formula="of:=[.B14]+[.C14]+[.D14]+[.E14]+[.F14]" table:style-name="ce6">
            <text:p>6</text:p>
          </table:table-cell>
          <table:table-cell office:value-type="float" office:value="6" table:formula="of:=SUM([.B14:.F14])" table:style-name="ce3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Intel(R) Core(TM) i3-3220 CPU @ 3.30GHz</text:p>
          </table:table-cell>
          <table:table-cell office:value-type="float" office:value="0" table:formula="of:=COUNTIFS(['file:///C:/Users/admin/OneDrive/Bureau/Cours%20BTS%20SIO/Bloc%201/s%E9ance%202/ordinateurs.ods'#Hardware.$D:.$D]; [.A15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5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11" table:formula="of:=COUNTIFS(['file:///C:/Users/admin/OneDrive/Bureau/Cours%20BTS%20SIO/Bloc%201/s%E9ance%202/ordinateurs.ods'#Hardware.$D:.$D]; [.A15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11</text:p>
          </table:table-cell>
          <table:table-cell office:value-type="float" office:value="0" table:formula="of:=COUNTIFS(['file:///C:/Users/admin/OneDrive/Bureau/Cours%20BTS%20SIO/Bloc%201/s%E9ance%202/ordinateurs.ods'#Hardware.$D:.$D]; [.A15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5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11" table:formula="of:=[.B15]+[.C15]+[.D15]+[.E15]+[.F15]" table:style-name="ce6">
            <text:p>11</text:p>
          </table:table-cell>
          <table:table-cell office:value-type="float" office:value="11" table:formula="of:=SUM([.B15:.F15])" table:style-name="ce3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Intel(R) Core(TM) i5-2400 CPU @ 3.10GHz</text:p>
          </table:table-cell>
          <table:table-cell office:value-type="float" office:value="0" table:formula="of:=COUNTIFS(['file:///C:/Users/admin/OneDrive/Bureau/Cours%20BTS%20SIO/Bloc%201/s%E9ance%202/ordinateurs.ods'#Hardware.$D:.$D]; [.A16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6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45" table:formula="of:=COUNTIFS(['file:///C:/Users/admin/OneDrive/Bureau/Cours%20BTS%20SIO/Bloc%201/s%E9ance%202/ordinateurs.ods'#Hardware.$D:.$D]; [.A16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45</text:p>
          </table:table-cell>
          <table:table-cell office:value-type="float" office:value="0" table:formula="of:=COUNTIFS(['file:///C:/Users/admin/OneDrive/Bureau/Cours%20BTS%20SIO/Bloc%201/s%E9ance%202/ordinateurs.ods'#Hardware.$D:.$D]; [.A16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6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45" table:formula="of:=[.B16]+[.C16]+[.D16]+[.E16]+[.F16]" table:style-name="ce6">
            <text:p>45</text:p>
          </table:table-cell>
          <table:table-cell office:value-type="float" office:value="45" table:formula="of:=SUM([.B16:.F16])" table:style-name="ce3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Intel(R) Core(TM)2 Duo CPU <text:s text:c="4"/>E4600 <text:s/>@ 2.40GHz</text:p>
          </table:table-cell>
          <table:table-cell office:value-type="float" office:value="0" table:formula="of:=COUNTIFS(['file:///C:/Users/admin/OneDrive/Bureau/Cours%20BTS%20SIO/Bloc%201/s%E9ance%202/ordinateurs.ods'#Hardware.$D:.$D]; [.A17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12" table:formula="of:=COUNTIFS(['file:///C:/Users/admin/OneDrive/Bureau/Cours%20BTS%20SIO/Bloc%201/s%E9ance%202/ordinateurs.ods'#Hardware.$D:.$D]; [.A17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12</text:p>
          </table:table-cell>
          <table:table-cell office:value-type="float" office:value="0" table:formula="of:=COUNTIFS(['file:///C:/Users/admin/OneDrive/Bureau/Cours%20BTS%20SIO/Bloc%201/s%E9ance%202/ordinateurs.ods'#Hardware.$D:.$D]; [.A17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7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7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12" table:formula="of:=[.B17]+[.C17]+[.D17]+[.E17]+[.F17]" table:style-name="ce6">
            <text:p>12</text:p>
          </table:table-cell>
          <table:table-cell office:value-type="float" office:value="12" table:formula="of:=SUM([.B17:.F17])" table:style-name="ce3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Intel(R) Pentium(R) CPU G2020 @ 2.90GHz</text:p>
          </table:table-cell>
          <table:table-cell office:value-type="float" office:value="0" table:formula="of:=COUNTIFS(['file:///C:/Users/admin/OneDrive/Bureau/Cours%20BTS%20SIO/Bloc%201/s%E9ance%202/ordinateurs.ods'#Hardware.$D:.$D]; [.A18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9" table:formula="of:=COUNTIFS(['file:///C:/Users/admin/OneDrive/Bureau/Cours%20BTS%20SIO/Bloc%201/s%E9ance%202/ordinateurs.ods'#Hardware.$D:.$D]; [.A18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9</text:p>
          </table:table-cell>
          <table:table-cell office:value-type="float" office:value="0" table:formula="of:=COUNTIFS(['file:///C:/Users/admin/OneDrive/Bureau/Cours%20BTS%20SIO/Bloc%201/s%E9ance%202/ordinateurs.ods'#Hardware.$D:.$D]; [.A18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8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8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9" table:formula="of:=[.B18]+[.C18]+[.D18]+[.E18]+[.F18]" table:style-name="ce6">
            <text:p>9</text:p>
          </table:table-cell>
          <table:table-cell office:value-type="float" office:value="9" table:formula="of:=SUM([.B18:.F18])" table:style-name="ce3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Intel(R) Pentium(R) CPU G850 @ 2.90GHz</text:p>
          </table:table-cell>
          <table:table-cell office:value-type="float" office:value="0" table:formula="of:=COUNTIFS(['file:///C:/Users/admin/OneDrive/Bureau/Cours%20BTS%20SIO/Bloc%201/s%E9ance%202/ordinateurs.ods'#Hardware.$D:.$D]; [.A19];['file:///C:/Users/admin/OneDrive/Bureau/Cours%20BTS%20SIO/Bloc%201/s%E9ance%202/ordinateurs.ods'#Hardware.$E:.$E];&quot;&lt;1024&quot;)" table:style-name="ce14">
            <text:p>0</text:p>
          </table:table-cell>
          <table:table-cell office:value-type="float" office:value="49" table:formula="of:=COUNTIFS(['file:///C:/Users/admin/OneDrive/Bureau/Cours%20BTS%20SIO/Bloc%201/s%E9ance%202/ordinateurs.ods'#Hardware.$D:.$D]; [.A19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49</text:p>
          </table:table-cell>
          <table:table-cell office:value-type="float" office:value="1" table:formula="of:=COUNTIFS(['file:///C:/Users/admin/OneDrive/Bureau/Cours%20BTS%20SIO/Bloc%201/s%E9ance%202/ordinateurs.ods'#Hardware.$D:.$D]; [.A19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1</text:p>
          </table:table-cell>
          <table:table-cell office:value-type="float" office:value="0" table:formula="of:=COUNTIFS(['file:///C:/Users/admin/OneDrive/Bureau/Cours%20BTS%20SIO/Bloc%201/s%E9ance%202/ordinateurs.ods'#Hardware.$D:.$D]; [.A19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9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50" table:formula="of:=[.B19]+[.C19]+[.D19]+[.E19]+[.F19]" table:style-name="ce6">
            <text:p>50</text:p>
          </table:table-cell>
          <table:table-cell office:value-type="float" office:value="50" table:formula="of:=SUM([.B19:.F19])" table:style-name="ce3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Intel(R) Pentium(R) D CPU 2.80GHz</text:p>
          </table:table-cell>
          <table:table-cell office:value-type="float" office:value="12" table:formula="of:=COUNTIFS(['file:///C:/Users/admin/OneDrive/Bureau/Cours%20BTS%20SIO/Bloc%201/s%E9ance%202/ordinateurs.ods'#Hardware.$D:.$D]; [.A20];['file:///C:/Users/admin/OneDrive/Bureau/Cours%20BTS%20SIO/Bloc%201/s%E9ance%202/ordinateurs.ods'#Hardware.$E:.$E];&quot;&lt;1024&quot;)" table:style-name="ce14">
            <text:p>12</text:p>
          </table:table-cell>
          <table:table-cell office:value-type="float" office:value="0" table:formula="of:=COUNTIFS(['file:///C:/Users/admin/OneDrive/Bureau/Cours%20BTS%20SIO/Bloc%201/s%E9ance%202/ordinateurs.ods'#Hardware.$D:.$D]; [.A20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20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20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20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12" table:formula="of:=[.B20]+[.C20]+[.D20]+[.E20]+[.F20]" table:style-name="ce6">
            <text:p>12</text:p>
          </table:table-cell>
          <table:table-cell office:value-type="float" office:value="12" table:formula="of:=SUM([.B20:.F20])" table:style-name="ce3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Intel(R) Pentium(R) D CPU 3.00GHz</text:p>
          </table:table-cell>
          <table:table-cell office:value-type="float" office:value="36" table:formula="of:=COUNTIFS(['file:///C:/Users/admin/OneDrive/Bureau/Cours%20BTS%20SIO/Bloc%201/s%E9ance%202/ordinateurs.ods'#Hardware.$D:.$D]; [.A21];['file:///C:/Users/admin/OneDrive/Bureau/Cours%20BTS%20SIO/Bloc%201/s%E9ance%202/ordinateurs.ods'#Hardware.$E:.$E];&quot;&lt;1024&quot;)" table:style-name="ce14">
            <text:p>36</text:p>
          </table:table-cell>
          <table:table-cell office:value-type="float" office:value="6" table:formula="of:=COUNTIFS(['file:///C:/Users/admin/OneDrive/Bureau/Cours%20BTS%20SIO/Bloc%201/s%E9ance%202/ordinateurs.ods'#Hardware.$D:.$D]; [.A21];['file:///C:/Users/admin/OneDrive/Bureau/Cours%20BTS%20SIO/Bloc%201/s%E9ance%202/ordinateurs.ods'#Hardware.$E:.$E];&quot;&gt;=1024&quot;;['file:///C:/Users/admin/OneDrive/Bureau/Cours%20BTS%20SIO/Bloc%201/s%E9ance%202/ordinateurs.ods'#Hardware.$E:.$E];&quot;&lt;2048&quot;)" table:style-name="ce17">
            <text:p>6</text:p>
          </table:table-cell>
          <table:table-cell office:value-type="float" office:value="0" table:formula="of:=COUNTIFS(['file:///C:/Users/admin/OneDrive/Bureau/Cours%20BTS%20SIO/Bloc%201/s%E9ance%202/ordinateurs.ods'#Hardware.$D:.$D]; [.A21];['file:///C:/Users/admin/OneDrive/Bureau/Cours%20BTS%20SIO/Bloc%201/s%E9ance%202/ordinateurs.ods'#Hardware.$E:.$E];&quot;&gt;=2048&quot;;['file:///C:/Users/admin/OneDrive/Bureau/Cours%20BTS%20SIO/Bloc%201/s%E9ance%202/ordinateurs.ods'#Hardware.$E:.$E];&quot;&lt;4096&quot;)" table:style-name="ce15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21];['file:///C:/Users/admin/OneDrive/Bureau/Cours%20BTS%20SIO/Bloc%201/s%E9ance%202/ordinateurs.ods'#Hardware.$E:.$E];&quot;&gt;=4096&quot;;['file:///C:/Users/admin/OneDrive/Bureau/Cours%20BTS%20SIO/Bloc%201/s%E9ance%202/ordinateurs.ods'#Hardware.$E:.$E];&quot;&lt;8192&quot;)" table:style-name="ce4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21];['file:///C:/Users/admin/OneDrive/Bureau/Cours%20BTS%20SIO/Bloc%201/s%E9ance%202/ordinateurs.ods'#Hardware.$E:.$E];&quot;&gt;=8192&quot;)" table:style-name="ce4">
            <text:p>0</text:p>
          </table:table-cell>
          <table:table-cell office:value-type="float" office:value="42" table:formula="of:=[.B21]+[.C21]+[.D21]+[.E21]+[.F21]" table:style-name="ce6">
            <text:p>42</text:p>
          </table:table-cell>
          <table:table-cell office:value-type="float" office:value="42" table:formula="of:=SUM([.B21:.F21])" table:style-name="ce3">
            <text:p>4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Total 2 à 4 Gio</text:p>
          </table:table-cell>
          <table:table-cell office:value-type="float" office:value="88" table:formula="of:=SUM([.D2:.D21])" table:style-name="ce12">
            <text:p>88</text:p>
          </table:table-cell>
          <table:table-cell table:style-name="ce1"/>
          <table:table-cell office:value-type="string" table:style-name="ce13">
            <text:p>Total ordinateurs</text:p>
          </table:table-cell>
          <table:table-cell office:value-type="float" office:value="360" table:style-name="ce12">
            <text:p>360</text:p>
          </table:table-cell>
          <table:table-cell office:value-type="float" office:value="360" table:formula="of:=SUM([.H2:.H21])" table:style-name="ce3">
            <text:p>360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'file:///C:/Users/admin/OneDrive/Bureau/Cours%20BTS%20SIO/Bloc%201/séance%202/ordinateurs.ods'#Hardware" table:style-name="ta2">
        <table:table-source xlink:href="file:///C:/Users/admin/OneDrive/Bureau/Cours%20BTS%20SIO/Bloc%201/séance%202/ordinateurs.ods" table:table-name="Hardware" table:mode="copy-results-only"/>
        <table:table-column/>
        <table:table-row>
          <table:table-cell table:number-columns-repeated="3"/>
          <table:table-cell office:value-type="string" office:string-value="PROCESSEUR"/>
          <table:table-cell office:value-type="string" office:string-value="RAM (Mo)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1025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Intel(R) Pentium(R) D CPU 3.00GHz"/>
          <table:table-cell office:value-type="float" office:value="1007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2031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3993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69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220 Processor"/>
          <table:table-cell office:value-type="float" office:value="1790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4400+"/>
          <table:table-cell office:value-type="float" office:value="894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2031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1007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495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495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495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100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dvanced Micro Devices 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dvanced Micro Devices 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dvanced Micro Devices 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76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2 B22 Processor"/>
          <table:table-cell office:value-type="float" office:value="28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48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202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202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2020 @ 2.90GHz"/>
          <table:table-cell office:value-type="float" office:value="199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2020 @ 2.90GHz"/>
          <table:table-cell office:value-type="float" office:value="199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2020 @ 2.90GHz"/>
          <table:table-cell office:value-type="float" office:value="199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2020 @ 2.90GHz"/>
          <table:table-cell office:value-type="float" office:value="199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2020 @ 2.90GHz"/>
          <table:table-cell office:value-type="float" office:value="199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2020 @ 2.90GHz"/>
          <table:table-cell office:value-type="float" office:value="199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2020 @ 2.90GHz"/>
          <table:table-cell office:value-type="float" office:value="199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2020 @ 2.90GHz"/>
          <table:table-cell office:value-type="float" office:value="199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2020 @ 2.90GHz"/>
          <table:table-cell office:value-type="float" office:value="199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151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CPU G850 @ 2.90GHz"/>
          <table:table-cell office:value-type="float" office:value="2006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1007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100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1007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Celeron(R) CPU G1610 @ 2.60GHz"/>
          <table:table-cell office:value-type="float" office:value="1908"/>
          <table:table-cell table:number-columns-repeated="16379"/>
        </table:table-row>
        <table:table-row>
          <table:table-cell table:number-columns-repeated="3"/>
          <table:table-cell office:value-type="string" office:string-value="Intel(R) Celeron(R) CPU G1610 @ 2.60GHz"/>
          <table:table-cell office:value-type="float" office:value="1908"/>
          <table:table-cell table:number-columns-repeated="16379"/>
        </table:table-row>
        <table:table-row>
          <table:table-cell table:number-columns-repeated="3"/>
          <table:table-cell office:value-type="string" office:string-value="Intel(R) Celeron(R) CPU G1610 @ 2.60GHz"/>
          <table:table-cell office:value-type="float" office:value="1908"/>
          <table:table-cell table:number-columns-repeated="16379"/>
        </table:table-row>
        <table:table-row>
          <table:table-cell table:number-columns-repeated="3"/>
          <table:table-cell office:value-type="string" office:string-value="Intel(R) Celeron(R) CPU G1610 @ 2.60GHz"/>
          <table:table-cell office:value-type="float" office:value="1908"/>
          <table:table-cell table:number-columns-repeated="16379"/>
        </table:table-row>
        <table:table-row>
          <table:table-cell table:number-columns-repeated="3"/>
          <table:table-cell office:value-type="string" office:string-value="Intel(R) Celeron(R) CPU G1610 @ 2.60GHz"/>
          <table:table-cell office:value-type="float" office:value="1908"/>
          <table:table-cell table:number-columns-repeated="16379"/>
        </table:table-row>
        <table:table-row>
          <table:table-cell table:number-columns-repeated="3"/>
          <table:table-cell office:value-type="string" office:string-value="Intel(R) Celeron(R) CPU G1610 @ 2.60GHz"/>
          <table:table-cell office:value-type="float" office:value="1908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4 635 Processor"/>
          <table:table-cell office:value-type="float" office:value="4096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4 635 Processor"/>
          <table:table-cell office:value-type="float" office:value="4096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4 635 Processor"/>
          <table:table-cell office:value-type="float" office:value="4096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4 635 Processor"/>
          <table:table-cell office:value-type="float" office:value="4096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4 635 Processor"/>
          <table:table-cell office:value-type="float" office:value="4096"/>
          <table:table-cell table:number-columns-repeated="16379"/>
        </table:table-row>
        <table:table-row>
          <table:table-cell table:number-columns-repeated="3"/>
          <table:table-cell office:value-type="string" office:string-value="Advanced Micro Devices AMD Athlon(tm) II X4 635 Processor"/>
          <table:table-cell office:value-type="float" office:value="4095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4 635 Processor"/>
          <table:table-cell office:value-type="float" office:value="4096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4 635 Processor"/>
          <table:table-cell office:value-type="float" office:value="4096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4 635 Processor"/>
          <table:table-cell office:value-type="float" office:value="4096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II X4 635 Processor"/>
          <table:table-cell office:value-type="float" office:value="4096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3-3220 CPU @ 3.30GHz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office:value-type="float" office:value="4040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64 X2 Dual Core Processor 3800+"/>
          <table:table-cell office:value-type="float" office:value="1024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2 Duo CPU     E4600  @ 2.40GHz"/>
          <table:table-cell office:value-type="float" office:value="2012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Intel(R) Core(TM) i5-2400 CPU @ 3.10GHz"/>
          <table:table-cell office:value-type="float" office:value="4079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AMD Athlon(tm) Dual Core Processor 5200B"/>
          <table:table-cell office:value-type="float" office:value="767"/>
          <table:table-cell table:number-columns-repeated="16379"/>
        </table:table-row>
        <table:table-row>
          <table:table-cell table:number-columns-repeated="3"/>
          <table:table-cell office:value-type="string" office:string-value="Dual-Core AMD Opteron(tm) Processor 2210"/>
          <table:table-cell office:value-type="float" office:value="1024"/>
          <table:table-cell table:number-columns-repeated="16379"/>
        </table:table-row>
        <table:table-row>
          <table:table-cell table:number-columns-repeated="3"/>
          <table:table-cell office:value-type="string" office:string-value="Dual-Core AMD Opteron(tm) Processor 2216"/>
          <table:table-cell office:value-type="float" office:value="512"/>
          <table:table-cell table:number-columns-repeated="16379"/>
        </table:table-row>
        <table:table-row>
          <table:table-cell table:number-columns-repeated="3"/>
          <table:table-cell office:value-type="string" office:string-value="Dual-Core AMD Opteron(tm) Processor 2216"/>
          <table:table-cell office:value-type="float" office:value="512"/>
          <table:table-cell table:number-columns-repeated="16379"/>
        </table:table-row>
        <table:table-row>
          <table:table-cell table:number-columns-repeated="3"/>
          <table:table-cell office:value-type="string" office:string-value="Dual-Core AMD Opteron(tm) Processor 2216"/>
          <table:table-cell office:value-type="float" office:value="512"/>
          <table:table-cell table:number-columns-repeated="16379"/>
        </table:table-row>
        <table:table-row>
          <table:table-cell table:number-columns-repeated="3"/>
          <table:table-cell office:value-type="string" office:string-value="Dual-Core AMD Opteron(tm) Processor 2216"/>
          <table:table-cell office:value-type="float" office:value="512"/>
          <table:table-cell table:number-columns-repeated="16379"/>
        </table:table-row>
        <table:table-row>
          <table:table-cell table:number-columns-repeated="3"/>
          <table:table-cell office:value-type="string" office:string-value="Dual-Core AMD Opteron(tm) Processor 2216"/>
          <table:table-cell office:value-type="float" office:value="2048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1007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3.00GHz"/>
          <table:table-cell office:value-type="float" office:value="999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>
          <table:table-cell table:number-columns-repeated="3"/>
          <table:table-cell office:value-type="string" office:string-value="Intel(R) Pentium(R) D CPU 2.80GHz"/>
          <table:table-cell office:value-type="float" office:value="513"/>
          <table:table-cell table:number-columns-repeated="16379"/>
        </table:table-row>
        <table:table-row table:number-rows-repeated="1048215"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Charles Técher</meta:initial-creator>
    <dc:creator>Gaëtan Kremser</dc:creator>
    <meta:creation-date>2020-06-07T13:47:06Z</meta:creation-date>
    <dc:date>2023-09-27T08:27:04Z</dc:date>
    <meta:user-defined meta:name="ContentTypeId">0x0101003F08465FD12B4F40AB417D6354713CDE</meta:user-defined>
  </office:meta>
</office:document-meta>
</file>